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826cm" fo:min-width="3.47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5cm" fo:min-width="4.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8cm" fo:min-width="1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a">
        <draw:custom-shape draw:style-name="gr1" draw:text-style-name="P2" xml:id="id1" draw:id="id1" draw:layer="layout" svg:width="4.2cm" svg:height="2.3cm" svg:x="7.8cm" svg:y="3.1cm">
          <text:p text:style-name="P1"><text:span text:style-name="T1">Iniciar os portos</text:span></text:p>
          <text:p text:style-name="P1"><text:span text:style-name="T1">e as variables</text:span>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.8cm" svg:height="1.1cm" svg:x="7.5cm" svg:y="7.1cm">
          <text:p text:style-name="P1"><text:span text:style-name="T1">Medir distanci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4.4cm" svg:height="4.1cm" svg:x="7.674cm" svg:y="9.5cm">
          <text:p text:style-name="P1"><text:span text:style-name="T1">Distancia &gt; 5C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xml:id="id8" draw:id="id8" draw:layer="layout" draw:type="lines" svg:x1="9.9cm" svg:y1="5.4cm" svg:x2="9.9cm" svg:y2="7.1cm" draw:start-shape="id1" draw:start-glue-point="2" draw:end-shape="id2" draw:end-glue-point="0" svg:d="M9900 5400v502 697 501" svg:viewBox="0 0 1 1701">
          <text:p/>
        </draw:connector>
        <draw:frame draw:style-name="gr5" draw:text-style-name="P6" draw:layer="layout" svg:width="1cm" svg:height="0.8cm" svg:x="9.374cm" svg:y="13.5cm">
          <draw:text-box>
            <text:p><text:span text:style-name="T1">si</text:span></text:p>
          </draw:text-box>
        </draw:frame>
        <draw:frame draw:style-name="gr5" draw:text-style-name="P6" draw:layer="layout" svg:width="1.4cm" svg:height="0.8cm" svg:x="12.2cm" svg:y="10.8cm">
          <draw:text-box>
            <text:p><text:span text:style-name="T1">Non</text:span></text:p>
          </draw:text-box>
        </draw:frame>
        <draw:custom-shape draw:style-name="gr2" draw:text-style-name="P3" xml:id="id3" draw:id="id3" draw:layer="layout" svg:width="4.8cm" svg:height="1.1cm" svg:x="13.4cm" svg:y="12.9cm">
          <text:p text:style-name="P1"><text:span text:style-name="T1">Parar 1se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8cm" svg:height="1.1cm" svg:x="13.4cm" svg:y="14.8cm">
          <text:p text:style-name="P1"><text:span text:style-name="T1">Ir cara atrá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8cm" svg:height="1.1cm" svg:x="13.4cm" svg:y="16.6cm">
          <text:p text:style-name="P1"><text:span text:style-name="T1">Xirar ( esq. ou der.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8cm" svg:y1="14cm" svg:x2="15.8cm" svg:y2="14.8cm" draw:start-shape="id3" draw:start-glue-point="2" draw:end-shape="id4" draw:end-glue-point="0" svg:d="M15800 14000v800" svg:viewBox="0 0 1 801">
          <text:p/>
        </draw:connector>
        <draw:connector draw:style-name="gr4" draw:text-style-name="P5" draw:layer="layout" svg:x1="15.8cm" svg:y1="15.9cm" svg:x2="15.8cm" svg:y2="16.6cm" draw:start-shape="id4" draw:start-glue-point="2" draw:end-shape="id5" draw:end-glue-point="0" svg:d="M15800 15900v700" svg:viewBox="0 0 1 701">
          <text:p/>
        </draw:connector>
        <draw:custom-shape draw:style-name="gr2" draw:text-style-name="P3" xml:id="id7" draw:id="id7" draw:layer="layout" svg:width="4.8cm" svg:height="1.1cm" svg:x="7.474cm" svg:y="15cm">
          <text:p text:style-name="P1"><text:span text:style-name="T1">Ir cara diante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9.9cm" svg:y1="8.2cm" svg:x2="9.874cm" svg:y2="9.5cm" draw:start-shape="id2" draw:start-glue-point="2" draw:end-shape="id6" draw:end-glue-point="4" svg:d="M9900 8200v650h-26v650" svg:viewBox="0 0 27 1301">
          <text:p/>
        </draw:connector>
        <draw:connector draw:style-name="gr4" draw:text-style-name="P5" draw:layer="layout" svg:x1="9.874cm" svg:y1="13.6cm" svg:x2="9.874cm" svg:y2="15cm" draw:start-shape="id6" draw:start-glue-point="6" draw:end-shape="id7" draw:end-glue-point="0" svg:d="M9874 13600v1400" svg:viewBox="0 0 1 1401">
          <text:p/>
        </draw:connector>
        <draw:connector draw:style-name="gr4" draw:text-style-name="P5" draw:layer="layout" svg:x1="12.074cm" svg:y1="11.55cm" svg:x2="15.8cm" svg:y2="12.9cm" draw:start-shape="id6" draw:start-glue-point="7" draw:end-shape="id3" draw:end-glue-point="0" svg:d="M12074 11550h3726v1350" svg:viewBox="0 0 3727 1351">
          <text:p/>
        </draw:connector>
        <draw:connector draw:style-name="gr4" draw:text-style-name="P5" xml:id="id9" draw:id="id9" draw:layer="layout" draw:line-skew="0cm -7.375cm" svg:x1="9.874cm" svg:y1="16.1cm" svg:x2="9.9cm" svg:y2="6.25cm" draw:start-shape="id7" draw:start-glue-point="2" draw:end-shape="id8" draw:end-glue-point="0" svg:d="M9874 16100v501h-4474v-10351h4500" svg:viewBox="0 0 4501 10352">
          <text:p/>
        </draw:connector>
        <draw:connector draw:style-name="gr4" draw:text-style-name="P5" draw:layer="layout" svg:x1="15.8cm" svg:y1="17.7cm" svg:x2="5.4cm" svg:y2="16.601cm" draw:start-shape="id5" draw:start-glue-point="2" draw:end-shape="id9" draw:end-glue-point="0" svg:d="M15800 17700v501h-10400v-1600" svg:viewBox="0 0 1040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gl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1:10:46.460000000</meta:creation-date>
    <dc:date>2017-02-09T20:39:18.937000000</dc:date>
    <meta:editing-duration>PT11M56S</meta:editing-duration>
    <meta:editing-cycles>2</meta:editing-cycles>
    <meta:generator>LibreOffice/5.2.3.3$Windows_X86_64 LibreOffice_project/d54a8868f08a7b39642414cf2c8ef2f228f780cf</meta:generator>
    <meta:document-statistic meta:object-count="17"/>
  </office:meta>
</office:document-meta>
</file>